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02_14-21-33_000.jpg</text:p>
          </table:table-cell>
          <table:table-cell table:style-name="ce17" office:value-type="string">
            <text:p>:m RES 1-2*3 / free# JVEMV6 37#21.8_7 / 37. miscs of miscs / 21. math_physics / 8. gauge-theory;ゲージ理論 / w:mirroring-matrix,s-1.1;s-1.2</text:p>
          </table:table-cell>
          <table:table-cell table:style-name="ce4"/>
          <table:table-cell table:style-name="ce4"/>
          <table:table-cell table:style-name="ce4" office:value-type="string">
            <text:p>N-35-35-28.29895 E-139-34-49.379882</text:p>
          </table:table-cell>
          <table:table-cell table:style-name="ce34" table:formula="of:=IF([.E2]=&quot;&quot;;[.C2];CONCATENATE([.C2];&quot; / &quot;;[.E2]))" office:value-type="string" office:string-value=":m RES 1-2*3 / free# JVEMV6 37#21.8_7 / 37. miscs of miscs / 21. math_physics / 8. gauge-theory;ゲージ理論 / w:mirroring-matrix,s-1.1;s-1.2">
            <text:p>:m RES 1-2*3 / free# JVEMV6 37#21.8_7 / 37. miscs of miscs / 21. math_physics / 8. gauge-theory;ゲージ理論 / w:mirroring-matrix,s-1.1;s-1.2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1-02_14-22-06_000.jpg</text:p>
          </table:table-cell>
          <table:table-cell table:style-name="ce17" office:value-type="string">
            <text:p>:m RES 3*3 / free# JVEMV6 37#21.8_7 / 37. miscs of miscs / 21. math_physics / 8. gauge-theory;ゲージ理論 / w:~ / N+</text:p>
          </table:table-cell>
          <table:table-cell table:style-name="ce4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3]=&quot;&quot;;[.C3];CONCATENATE([.C3];&quot; / &quot;;[.E3]))" office:value-type="string" office:string-value=":m RES 3*3 / free# JVEMV6 37#21.8_7 / 37. miscs of miscs / 21. math_physics / 8. gauge-theory;ゲージ理論 / w:~ / N+">
            <text:p>:m RES 3*3 / free# JVEMV6 37#21.8_7 / 37. miscs of miscs / 21. math_physics / 8. gauge-theory;ゲージ理論 / w:~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02_15-34-02_000.jpg</text:p>
          </table:table-cell>
          <table:table-cell table:style-name="ce8" office:value-type="string">
            <text:p>:m RES 1*1 / free# JVEMV6 37#20.4.1_2 / 37. miscs of miscs / 20. philosophy / 4. japanese history / 1. 2nd-world-war / 1. ガダルカナル島の戦い / N+</text:p>
          </table:table-cell>
          <table:table-cell table:style-name="ce33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4" table:formula="of:=IF([.E4]=&quot;&quot;;[.C4];CONCATENATE([.C4];&quot; / &quot;;[.E4]))" office:value-type="string" office:string-value=":m RES 1*1 / free# JVEMV6 37#20.4.1_2 / 37. miscs of miscs / 20. philosophy / 4. japanese history / 1. 2nd-world-war / 1. ガダルカナル島の戦い / N+">
            <text:p>:m RES 1*1 / free# JVEMV6 37#20.4.1_2 / 37. miscs of miscs / 20. philosophy / 4. japanese history / 1. 2nd-world-war / 1. ガダルカナル島の戦い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02_18-14-17_000.jpg</text:p>
          </table:table-cell>
          <table:table-cell table:style-name="ce22" office:value-type="string">
            <text:p>:m RES 1*1 / free# JVEMV6 37#21.9_4 / 37. miscs of miscs / 21. math&amp;physics / 9. randomness / topics=ウィルコクソン順位和検定,i-1.1:対数,s-1.1,s-1.2 / N+</text:p>
          </table:table-cell>
          <table:table-cell table:style-name="ce17"/>
          <table:table-cell table:style-name="ce4"/>
          <table:table-cell table:style-name="ce4" office:value-type="string">
            <text:p>N-35-35-28.367614 E-139-34-49.434814</text:p>
          </table:table-cell>
          <table:table-cell table:style-name="ce34" table:formula="of:=IF([.E5]=&quot;&quot;;[.C5];CONCATENATE([.C5];&quot; / &quot;;[.E5]))" office:value-type="string" office:string-value=":m RES 1*1 / free# JVEMV6 37#21.9_4 / 37. miscs of miscs / 21. math&amp;physics / 9. randomness / topics=ウィルコクソン順位和検定,i-1.1:対数,s-1.1,s-1.2 / N+">
            <text:p>:m RES 1*1 / free# JVEMV6 37#21.9_4 / 37. miscs of miscs / 21. math&amp;physics / 9. randomness / topics=ウィルコクソン順位和検定,i-1.1:対数,s-1.1,s-1.2 / N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02_20-44-45_000.jpg</text:p>
          </table:table-cell>
          <table:table-cell table:style-name="ce8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4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0-11-02_23-45-33_000.jpg</text:p>
          </table:table-cell>
          <table:table-cell table:style-name="ce22" office:value-type="string">
            <text:p>:PHOTO 記録 / 経過記録；作ったもの / food=焼酎漬け / material=ローズマリー；liquor=麦焼酎,time=1023-2331</text:p>
          </table:table-cell>
          <table:table-cell table:style-name="ce19"/>
          <table:table-cell table:style-name="ce4"/>
          <table:table-cell table:style-name="ce4" office:value-type="string">
            <text:p>N-35-35-28.381347 E-139-34-49.270019</text:p>
          </table:table-cell>
          <table:table-cell table:style-name="ce34" table:formula="of:=IF([.E7]=&quot;&quot;;[.C7];CONCATENATE([.C7];&quot; / &quot;;[.E7]))" office:value-type="string" office:string-value=":PHOTO 記録 / 経過記録；作ったもの / food=焼酎漬け / material=ローズマリー；liquor=麦焼酎,time=1023-2331">
            <text:p>:PHOTO 記録 / 経過記録；作ったもの / food=焼酎漬け / material=ローズマリー；liquor=麦焼酎,time=1023-2331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2020-11-02_23-46-02_000.jpg</text:p>
          </table:table-cell>
          <table:table-cell table:style-name="ce8" office:value-type="string">
            <text:p>:PHOTO 記録 / 経過記録；作ったもの / food=焼酎漬け / material=ディル;dill;koper；liquor=麦焼酎,time=1029-0054</text:p>
          </table:table-cell>
          <table:table-cell table:style-name="ce17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8]=&quot;&quot;;[.C8];CONCATENATE([.C8];&quot; / &quot;;[.E8]))" office:value-type="string" office:string-value=":PHOTO 記録 / 経過記録；作ったもの / food=焼酎漬け / material=ディル;dill;koper；liquor=麦焼酎,time=1029-0054">
            <text:p>:PHOTO 記録 / 経過記録；作ったもの / food=焼酎漬け / material=ディル;dill;koper；liquor=麦焼酎,time=1029-0054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2020-11-02_23-46-14_000.jpg</text:p>
          </table:table-cell>
          <table:table-cell table:style-name="ce8" office:value-type="string">
            <text:p>:PHOTO 記録 / 経過記録；作ったもの / food=焼酎漬け / material=ニンニク；liquor=麦焼酎,time=1024-2324</text:p>
          </table:table-cell>
          <table:table-cell table:style-name="ce18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9]=&quot;&quot;;[.C9];CONCATENATE([.C9];&quot; / &quot;;[.E9]))" office:value-type="string" office:string-value=":PHOTO 記録 / 経過記録；作ったもの / food=焼酎漬け / material=ニンニク；liquor=麦焼酎,time=1024-2324">
            <text:p>:PHOTO 記録 / 経過記録；作ったもの / food=焼酎漬け / material=ニンニク；liquor=麦焼酎,time=1024-2324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1-02_23-46-23_000.jpg</text:p>
          </table:table-cell>
          <table:table-cell table:style-name="ce8" office:value-type="string">
            <text:p>:PHOTO 記録 / 経過記録；作ったもの / food=焼酎漬け / material=ニンニク；liquor=麦焼酎,time=1030-0038</text:p>
          </table:table-cell>
          <table:table-cell table:style-name="ce18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4" table:formula="of:=IF([.E10]=&quot;&quot;;[.C10];CONCATENATE([.C10];&quot; / &quot;;[.E10]))" office:value-type="string" office:string-value=":PHOTO 記録 / 経過記録；作ったもの / food=焼酎漬け / material=ニンニク；liquor=麦焼酎,time=1030-0038">
            <text:p>:PHOTO 記録 / 経過記録；作ったもの / food=焼酎漬け / material=ニンニク；liquor=麦焼酎,time=1030-0038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1-02_23-46-39_000.jpg</text:p>
          </table:table-cell>
          <table:table-cell table:style-name="ce8" office:value-type="string">
            <text:p>:PHOTO 記録 / 経過記録；作ったもの / food=焼酎漬け / material=ニンニク；liquor=麦焼酎,time=1030-0038 / 裏側からの写真：上部と下部との比較：色が違っている</text:p>
          </table:table-cell>
          <table:table-cell table:style-name="ce19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11]=&quot;&quot;;[.C11];CONCATENATE([.C11];&quot; / &quot;;[.E11]))" office:value-type="string" office:string-value=":PHOTO 記録 / 経過記録；作ったもの / food=焼酎漬け / material=ニンニク；liquor=麦焼酎,time=1030-0038 / 裏側からの写真：上部と下部との比較：色が違っている">
            <text:p>:PHOTO 記録 / 経過記録；作ったもの / food=焼酎漬け / material=ニンニク；liquor=麦焼酎,time=1030-0038 / 裏側からの写真：上部と下部との比較：色が違っている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1-03_02-15-29_000.jpg</text:p>
          </table:table-cell>
          <table:table-cell table:style-name="ce17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4"/>
          <table:table-cell table:style-name="ce4"/>
          <table:table-cell table:style-name="ce34" table:formula="of:=IF([.E12]=&quot;&quot;;[.C12];CONCATENATE([.C12];&quot; / &quot;;[.E12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1-03_02-15-34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/>
          <table:table-cell table:style-name="ce34" table:formula="of:=IF([.E13]=&quot;&quot;;[.C13];CONCATENATE([.C13];&quot; / &quot;;[.E13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1-03_02-15-58_000.jpg</text:p>
          </table:table-cell>
          <table:table-cell table:style-name="ce17" office:value-type="string">
            <text:p>:m other / log / 寝る前　ウェブ閲覧　記録 / 総時間</text:p>
          </table:table-cell>
          <table:table-cell table:style-name="ce19"/>
          <table:table-cell table:style-name="ce4"/>
          <table:table-cell table:style-name="ce4"/>
          <table:table-cell table:style-name="ce34" table:formula="of:=IF([.E14]=&quot;&quot;;[.C14];CONCATENATE([.C14];&quot; / &quot;;[.E14]))" office:value-type="string" office:string-value=":m other / log / 寝る前　ウェブ閲覧　記録 / 総時間">
            <text:p>:m other / log / 寝る前　ウェブ閲覧　記録 / 総時間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1-03_07-59-03_000.jpg</text:p>
          </table:table-cell>
          <table:table-cell table:style-name="ce19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34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02_20-18-40_000.mid</text:p>
          </table:table-cell>
          <table:table-cell table:style-name="ce8" office:value-type="string">
            <text:p>:in-mid / app=perfect-piano / 演奏、play / id-2020-1102-1 / category=melody,inst=flute,for=~,genre=~</text:p>
          </table:table-cell>
          <table:table-cell table:style-name="ce18"/>
          <table:table-cell table:style-name="ce4"/>
          <table:table-cell table:style-name="ce4"/>
          <table:table-cell table:style-name="ce34" table:formula="of:=IF([.E16]=&quot;&quot;;[.C16];CONCATENATE([.C16];&quot; / &quot;;[.E16]))" office:value-type="string" office:string-value=":in-mid / app=perfect-piano / 演奏、play / id-2020-1102-1 / category=melody,inst=flute,for=~,genre=~">
            <text:p>:in-mid / app=perfect-piano / 演奏、play / id-2020-1102-1 / category=melody,inst=flute,for=~,genre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02_22-00-01_000.mid</text:p>
          </table:table-cell>
          <table:table-cell table:style-name="ce8" office:value-type="string">
            <text:p>:in-mid / app=perfect-piano / 演奏、play / id-2020-1102-2 / category=melody,inst=flute,for=~,genre=~</text:p>
          </table:table-cell>
          <table:table-cell table:style-name="ce19"/>
          <table:table-cell table:style-name="ce4"/>
          <table:table-cell table:style-name="ce4"/>
          <table:table-cell table:style-name="ce34" table:formula="of:=IF([.E17]=&quot;&quot;;[.C17];CONCATENATE([.C17];&quot; / &quot;;[.E17]))" office:value-type="string" office:string-value=":in-mid / app=perfect-piano / 演奏、play / id-2020-1102-2 / category=melody,inst=flute,for=~,genre=~">
            <text:p>:in-mid / app=perfect-piano / 演奏、play / id-2020-1102-2 / category=melody,inst=flute,for=~,genre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03_08-15-19_000.m4a</text:p>
          </table:table-cell>
          <table:table-cell table:style-name="ce8" office:value-type="string">
            <text:p>:VOICE-MEMO / @自宅 / diary / 記録 / 風呂の中：顎をマッサージしている</text:p>
          </table:table-cell>
          <table:table-cell table:style-name="ce19"/>
          <table:table-cell table:style-name="ce4"/>
          <table:table-cell table:style-name="ce4"/>
          <table:table-cell table:style-name="ce34" table:formula="of:=IF([.E18]=&quot;&quot;;[.C18];CONCATENATE([.C18];&quot; / &quot;;[.E18]))" office:value-type="string" office:string-value=":VOICE-MEMO / @自宅 / diary / 記録 / 風呂の中：顎をマッサージしている">
            <text:p>:VOICE-MEMO / @自宅 / diary / 記録 / 風呂の中：顎をマッサージしている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03_09-05-10_000.mp4</text:p>
          </table:table-cell>
          <table:table-cell table:style-name="ce8" office:value-type="string">
            <text:p>:VIDEO / @自宅 / 体操 / ダンス、dance-original / d-2020-1103-1 / id=~,loc=log-file:「回転」,for=身体：真反対へ動かし切る</text:p>
          </table:table-cell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string" office:string-value=":VIDEO / @自宅 / 体操 / ダンス、dance-original / d-2020-1103-1 / id=~,loc=log-file:「回転」,for=身体：真反対へ動かし切る">
            <text:p>:VIDEO / @自宅 / 体操 / ダンス、dance-original / d-2020-1103-1 / id=~,loc=log-file:「回転」,for=身体：真反対へ動かし切る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18">
            <text:p>1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70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3">2020/11/03</text:date>, <text:time>10:03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03T10:03:24.90</dc:date>
    <dc:creator>iwabuchi ken</dc:creator>
    <meta:editing-duration>P27DT13H15M31S</meta:editing-duration>
    <meta:editing-cycles>10310</meta:editing-cycles>
    <meta:document-statistic meta:table-count="1" meta:cell-count="462" meta:object-count="0"/>
  </office:meta>
</office:document-meta>
</file>